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leway" svg:font-family="Raleway, 'Helvetica Neue', 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476cm" fo:text-align="center" style:justify-single-word="false" fo:widows="1" fo:text-indent="0cm" style:auto-text-indent="false"/>
    </style:style>
    <style:style style:name="T1" style:family="text">
      <style:text-properties fo:font-variant="normal" fo:text-transform="none" fo:color="#516064" style:font-name="Raleway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opa de tomate, cenoura e lentilha Você pode usar um resto de lentilhas que está sobrando na geladeira ou cozinhar lentilhas especialmente pra essa sopa. Eu gosto de cozinhar minhas lentilhas na água com sal e uma folha de louro. Não aconselho usar lentilha coral aqui. Elas devem sempre ser usadas junto com os outros ingredientes da sopa, pois se desfazem completamente durante o cozimento. Se quiser uma sopa com lentilha coral, sugiro essa ou essa aqui. 1 cebola grande, picada 4 dentes de alho, picados/amassados 4 cenouras médias, em rodelas finas 8-10 tomates maduros, em pedaços médios 1 galho de salsão (com as folhas), picado – opcional 5 cs de azeite (escolha um azeite de sabor suave) 2x de lentilhas verdes cozidas (ler acima) Sal e pimenta do reino a gosto Em uma panela grande aqueça 1cs de azeite e doure a cebola. Junte o alho e deixe cozinhar mais 30 segundos. Acrescente as cenouras, baixe o fogo e deixe cozinhar coberto até elas amolecerem, mexendo de vez em quando. Se o fogo estiver bem baixo e a panela coberta, não precisa acrescentar água: a cenoura vai cozinhar no próprio vapor. Mas se começar a grudar no fundo da panela você pode juntar um pouquinho de água (e verifique se o fogo está baixo, mesmo). Quando a cenoura estiver macia junte os tomates e o salsão, se estiver usando. Tempere com sal e pimenta do reino a gosto, cubra e deixe cozinhar até os tomates se desintegrarem completamente. Depois que a sopa estiver esfriado um pouco, passe tudo no liquidificador até que fique homogêneo. Com o motor ligado, despeje aos pouquinhos 4 cs bem cheias de azeite. Talvez você precise de um pouco mais, então continue juntando o azeite aos pouquinhos até que a sopa adquira uma cor mais clara, como se você tivesse acrescentado creme. Coloque a sopa de volta na panela, junte a lentilha cozida (e escorrida), prove e corrija o tempero. Se achar a sopa espessa demais, junte um pouco d’água até atingir a consistência desejada. E não esqueça de aquecer a sopa antes de servir. Rende 4 porções como prato principal.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leway" svg:font-family="Raleway, 'Helvetica Neue', 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19:53:56.243000000</meta:creation-date>
    <dc:date>2016-03-23T21:17:04.430000000</dc:date>
    <meta:editing-duration>PT1H7M58S</meta:editing-duration>
    <meta:editing-cycles>1</meta:editing-cycles>
    <meta:document-statistic meta:table-count="0" meta:image-count="0" meta:object-count="0" meta:page-count="1" meta:paragraph-count="1" meta:word-count="355" meta:character-count="2043" meta:non-whitespace-character-count="1686"/>
    <meta:generator>LibreOffice/5.0.1.2$Windows_x86 LibreOffice_project/81898c9f5c0d43f3473ba111d7b351050be20261</meta:generator>
  </office:meta>
</office:document-meta>
</file>